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12" style:family="text">
      <style:text-properties fo:font-size="10.50pt" fo:font-weight="normal" fo:font-family="'Liberation Serif'" style:font-family-asian="'Liberation Serif'" style:font-family-complex="'Liberation Serif'" fo:background-color="transparent" fo:color="#004dbb"/>
    </style:style>
    <style:style style:name="T13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50pt" fo:font-weight="normal" fo:font-family="'Liberation Serif'" style:font-family-asian="'Liberation Serif'" style:font-family-complex="'Liberation Serif'" fo:background-color="transparent" fo:color="#333333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1. Indicar el nombre de habitants per bloc a la zona de Plaza Nueva_Elvira.</text:span></text:p>
      <text:p text:style-name="P1"><text:span text:style-name="T2"/></text:p>
      <text:p text:style-name="P1"><text:span text:style-name="T3">select nombre from bloccases </text:span></text:p>
      <text:p text:style-name="P1"><text:span text:style-name="T3">where carrer in (</text:span></text:p>
      <text:p text:style-name="P1"><text:span text:style-name="T3">select carrer from vivenda </text:span></text:p>
      <text:p text:style-name="P1"><text:span text:style-name="T3">where nom_zona = (</text:span></text:p>
      <text:p text:style-name="P1"><text:span text:style-name="T3">select * from zonaurbana</text:span></text:p>
      <text:p text:style-name="P1"><text:span text:style-name="T3">where lower(nom_zona)='plaza nueva_elvira'))</text:span></text:p>
      <text:p text:style-name="P1"><text:span text:style-name="T3">order by 1;</text:span><text:span text:style-name="T4"/></text:p>
      <text:p text:style-name="P1"><text:span text:style-name="T4"/></text:p>
      <text:p text:style-name="P1"><text:span text:style-name="T5">2. Nom, Cognom, DNI, Carrer i nombre dels habitants que viuen a un pis dins la zona de Pº Congresos _Parque Ciencias al nombres parells i que els seus pisos tenen més de 65m2.</text:span></text:p>
      <text:p text:style-name="P1"><text:span text:style-name="T6"/></text:p>
      <text:p text:style-name="P1"><text:span text:style-name="T6"/></text:p>
      <text:p text:style-name="P1"><text:span text:style-name="T7">3. Indicar per zones quines són les cases més grans i les cases més petites. Has de mostrar tres columnes: zona, +m2 i -m2.</text:span></text:p>
      <text:p text:style-name="P1"><text:span text:style-name="T8"/></text:p>
      <text:p text:style-name="P1"><text:span text:style-name="T8"/></text:p>
      <text:p text:style-name="P1"><text:span text:style-name="T9">4. Noms i Cognoms d'aquells habitants que viuen a cases que tenen més m2 ubicades a la zona de Camino de Ronda, que el pis més gran que hi ha a la zona de Bobadilla.</text:span></text:p>
      <text:p text:style-name="P1"><text:span text:style-name="T10"/></text:p>
      <text:p text:style-name="P1"><text:span text:style-name="T10"/></text:p>
      <text:p text:style-name="P1"><text:span text:style-name="T11">5. Pisos ubicats a l'escala B, planta 2 i porta 3 agrupats per les zones que comencen per A.</text:span></text:p>
      <text:p text:style-name="P1"><text:span text:style-name="T11"/></text:p>
      <text:p text:style-name="P1"><text:span text:style-name="T12">select zu.nom_zona, p.dni_p, p.carrer, p.escala, p.planta, p.porta from zonaurbana zu, pis p</text:span></text:p>
      <text:p text:style-name="P1"><text:span text:style-name="T12">where p.escala='B' and p.planta='2' and p.porta='3' and zu.nom_zona like 'A%'</text:span></text:p>
      <text:p text:style-name="P1"><text:span text:style-name="T12">order by 1;</text:span><text:span text:style-name="T13"/></text:p>
      <text:p text:style-name="P1"><text:span text:style-name="T14"/></text:p>
      <text:p text:style-name="P1"><text:span text:style-name="T14"/></text:p>
      <text:p text:style-name="P1"><text:span text:style-name="T15">6. Nom i Cognom de les persones que tenen les propietats més gran per zona. Ordena el resultats de menor a major (m2).</text:span></text:p>
      <text:p text:style-name="P1"><text:span text:style-name="T16"/></text:p>
      <text:p text:style-name="P1"><text:span text:style-name="T17">select max(v.metres) from persona p, vivenda v, zonaurbana zu</text:span></text:p>
      <text:p text:style-name="P1"><text:span text:style-name="T17">where v.nom_zona=zu.nom_zona and v.carrer = p.carrer</text:span></text:p>
      <text:p text:style-name="P1"><text:span text:style-name="T17">group by zu.nom_zona</text:span></text:p>
      <text:p text:style-name="P1"><text:span text:style-name="T17">order by 1 desc;</text:span><text:span text:style-name="T18"/></text:p>
      <text:p text:style-name="P1"><text:span text:style-name="T18"/></text:p>
      <text:p text:style-name="P1"><text:span text:style-name="T19">7. Indicar quantes persones habiten en cadascuna de les cases que hi ha ubicades a la zona de Realejo, d'aquelles cases que siguin inferior a 200m2.</text:span></text:p>
      <text:p text:style-name="P1"><text:span text:style-name="T20"/></text:p>
      <text:p text:style-name="P1"><text:span text:style-name="T21">select count(dni) from persona</text:span></text:p>
      <text:p text:style-name="P1"><text:span text:style-name="T21">where dni in (</text:span></text:p>
      <text:p text:style-name="P1"><text:span text:style-name="T21">select cp.dni_cp from casaparticular cp, vivenda v</text:span></text:p>
      <text:p text:style-name="P1"><text:span text:style-name="T21">where v.metres&lt;'200' and cp.carrer=v.carrer and v.nom_zona = (</text:span></text:p>
      <text:p text:style-name="P1"><text:span text:style-name="T21">select * from zonaurbana</text:span></text:p>
      <text:p text:style-name="P1"><text:span text:style-name="T21">where lower(nom_zona)='realejo'));</text:span><text:span text:style-name="T22"/></text:p>
      <text:p text:style-name="P1"><text:span text:style-name="T22"/></text:p>
      <text:p text:style-name="P1"><text:span text:style-name="T23">8. Quantitat de pisos que s'ubiquen a l'última planta agrupats per zona.</text:span></text:p>
      <text:p text:style-name="P1"><text:span text:style-name="T24"/></text:p>
      <text:p text:style-name="P1"><text:span text:style-name="T25">select zu.nom_zona, count(p.planta) from pis p, zonaurbana zu, vivenda v</text:span></text:p>
      <text:p text:style-name="P1"><text:span text:style-name="T25">where p.planta = '9' and v.nom_zona=zu.nom_zona and p.carrer=v.carrer</text:span></text:p>
      <text:p text:style-name="P1"><text:span text:style-name="T25">group by zu.nom_zona;</text:span><text:span text:style-name="T26"/></text:p>
      <text:p text:style-name="P1"><text:span text:style-name="T26"/></text:p>
      <text:p text:style-name="P1"><text:span text:style-name="T26"/></text:p>
      <text:p text:style-name="P1"><text:span text:style-name="T27">9. Indicar la mitja en m2 de les cases particulars per zona.</text:span></text:p>
      <text:p text:style-name="P1"><text:span text:style-name="T28"/></text:p>
      <text:p text:style-name="P1"><text:span text:style-name="T29">select avg(v.metres) from vivenda v, zonaurbana zu</text:span></text:p>
      <text:p text:style-name="P1"><text:span text:style-name="T29">where zu.nom_zona=v.nom_zona</text:span></text:p>
      <text:p text:style-name="P1"><text:span text:style-name="T29">group by zu.nom_zona;</text:span><text:span text:style-name="T30"/></text:p>
      <text:p text:style-name="P1"><text:span text:style-name="T30"/></text:p>
      <text:p text:style-name="P1"><text:span text:style-name="T31">10. Indicar nom, cognoms, DNI i la quantitat de persones que tenen al seu càrrec aquelles persones que són caps de família.</text:span></text:p>
      <text:p text:style-name="P2"><text:span text:style-name="T31">La quantitat de persones fa referència a la gent que hi viu al pis.</text:span></text:p>
      <text:p text:style-name="P3"><text:span text:style-name="T32"/></text:p>
      <text:p text:style-name="P3"><text:span text:style-name="T32"/></text:p>
      <text:p text:style-name="P3"><text:span text:style-name="T32"/></text:p>
      <text:p text:style-name="P3"><text:span text:style-name="T33">11. Adreça (carrer, num i zona) del pis més petit ubicat a l'escala B, planta 2 i porta 2.</text:span></text:p>
      <text:p text:style-name="P3"><text:span text:style-name="T34"/></text:p>
      <text:p text:style-name="P3"><text:span text:style-name="T35">select zu.nom_zona, p.carrer, p.nombre from pis p, zonaurbana zu</text:span></text:p>
      <text:p text:style-name="P3"><text:span text:style-name="T35">where p.metres_p = </text:span></text:p>
      <text:p text:style-name="P3"><text:span text:style-name="T35">(select min(metres_p) from pis</text:span></text:p>
      <text:p text:style-name="P3"><text:span text:style-name="T35">where escala='B' and planta='2' and porta='2')</text:span></text:p>
      <text:p text:style-name="P3"><text:span text:style-name="T35">order by 1;</text:span><text:span text:style-name="T36"/></text:p>
      <text:p text:style-name="P3"><text:span text:style-name="T36"/></text:p>
      <text:p text:style-name="P3"><text:span text:style-name="T37">12. Obtenir totes les zones de la ciutat a les que només existeixen cases particular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